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6edda" style:font-size-asian="14pt" style:font-size-complex="14pt"/>
    </style:style>
    <style:style style:name="P2" style:family="paragraph" style:parent-style-name="Standard">
      <style:text-properties fo:font-size="14pt" officeooo:rsid="0016edda" officeooo:paragraph-rsid="0016edda" style:font-size-asian="14pt" style:font-size-complex="14pt"/>
    </style:style>
    <style:style style:name="P3" style:family="paragraph" style:parent-style-name="Standard">
      <style:text-properties fo:font-size="14pt" officeooo:rsid="0016edda" officeooo:paragraph-rsid="00186525" style:font-size-asian="14pt" style:font-size-complex="14pt"/>
    </style:style>
    <style:style style:name="P4" style:family="paragraph" style:parent-style-name="Standard">
      <style:text-properties fo:font-size="14pt" officeooo:paragraph-rsid="00186525" style:font-size-asian="14pt" style:font-size-complex="14pt"/>
    </style:style>
    <style:style style:name="P5" style:family="paragraph" style:parent-style-name="Standard">
      <style:paragraph-properties fo:margin-left="0.499cm" fo:margin-right="0cm" fo:text-indent="0cm" style:auto-text-indent="false"/>
      <style:text-properties fo:font-size="14pt" officeooo:paragraph-rsid="00186525" style:font-size-asian="14pt" style:font-size-complex="14pt"/>
    </style:style>
    <style:style style:name="P6" style:family="paragraph" style:parent-style-name="Standard">
      <style:paragraph-properties fo:margin-left="0.499cm" fo:margin-right="0cm" fo:text-indent="0cm" style:auto-text-indent="false"/>
      <style:text-properties fo:font-size="14pt" officeooo:paragraph-rsid="001cf912" style:font-size-asian="14pt" style:font-size-complex="14pt"/>
    </style:style>
    <style:style style:name="P7" style:family="paragraph" style:parent-style-name="Standard">
      <style:paragraph-properties fo:margin-left="1cm" fo:margin-right="0cm" fo:text-indent="0cm" style:auto-text-indent="false"/>
      <style:text-properties fo:font-size="14pt" officeooo:paragraph-rsid="00186525" style:font-size-asian="14pt" style:font-size-complex="14pt"/>
    </style:style>
    <style:style style:name="P8" style:family="paragraph" style:parent-style-name="Standard">
      <style:paragraph-properties fo:margin-left="1cm" fo:margin-right="0cm" fo:text-indent="0cm" style:auto-text-indent="false"/>
      <style:text-properties fo:font-size="14pt" officeooo:rsid="0018a167" officeooo:paragraph-rsid="0018a167" style:font-size-asian="14pt" style:font-size-complex="14pt"/>
    </style:style>
    <style:style style:name="P9" style:family="paragraph" style:parent-style-name="Standard">
      <style:paragraph-properties fo:margin-left="1cm" fo:margin-right="0cm" fo:text-indent="0cm" style:auto-text-indent="false"/>
      <style:text-properties fo:font-size="14pt" officeooo:rsid="001a5dcd" officeooo:paragraph-rsid="001b74ef" style:font-size-asian="14pt" style:font-size-complex="14pt"/>
    </style:style>
    <style:style style:name="P10" style:family="paragraph" style:parent-style-name="Standard">
      <style:paragraph-properties fo:margin-left="1cm" fo:margin-right="0cm" fo:text-indent="0cm" style:auto-text-indent="false"/>
      <style:text-properties fo:font-size="14pt" officeooo:rsid="001b74ef" officeooo:paragraph-rsid="00238f04" style:font-size-asian="14pt" style:font-size-complex="14pt"/>
    </style:style>
    <style:style style:name="P11" style:family="paragraph" style:parent-style-name="Standard">
      <style:paragraph-properties fo:margin-left="1cm" fo:margin-right="0cm" fo:text-indent="0cm" style:auto-text-indent="false"/>
      <style:text-properties fo:font-size="14pt" officeooo:rsid="001cf912" officeooo:paragraph-rsid="001cf912" style:font-size-asian="14pt" style:font-size-complex="14pt"/>
    </style:style>
    <style:style style:name="P12" style:family="paragraph" style:parent-style-name="Standard">
      <style:paragraph-properties fo:margin-left="1cm" fo:margin-right="0cm" fo:text-indent="0cm" style:auto-text-indent="false"/>
      <style:text-properties fo:font-size="14pt" officeooo:rsid="001f405a" officeooo:paragraph-rsid="001f405a" style:font-size-asian="14pt" style:font-size-complex="14pt"/>
    </style:style>
    <style:style style:name="P13" style:family="paragraph" style:parent-style-name="Standard">
      <style:paragraph-properties fo:margin-left="1cm" fo:margin-right="0cm" fo:text-indent="0cm" style:auto-text-indent="false"/>
      <style:text-properties fo:font-size="14pt" officeooo:rsid="001f7de7" officeooo:paragraph-rsid="001f7de7" style:font-size-asian="14pt" style:font-size-complex="14pt"/>
    </style:style>
    <style:style style:name="P14" style:family="paragraph" style:parent-style-name="Standard">
      <style:paragraph-properties fo:margin-left="1cm" fo:margin-right="0cm" fo:text-indent="0cm" style:auto-text-indent="false"/>
      <style:text-properties fo:font-size="14pt" officeooo:rsid="00238f04" officeooo:paragraph-rsid="00238f04" style:font-size-asian="14pt" style:font-size-complex="14pt"/>
    </style:style>
    <style:style style:name="P15" style:family="paragraph" style:parent-style-name="Standard">
      <style:paragraph-properties fo:margin-left="1cm" fo:margin-right="0cm" fo:text-indent="0cm" style:auto-text-indent="false"/>
      <style:text-properties fo:font-size="14pt" officeooo:paragraph-rsid="001cf912" style:font-size-asian="14pt" style:font-size-complex="14pt"/>
    </style:style>
    <style:style style:name="P16" style:family="paragraph" style:parent-style-name="Standard">
      <style:paragraph-properties fo:margin-left="1cm" fo:margin-right="0cm" fo:text-indent="0cm" style:auto-text-indent="false"/>
      <style:text-properties fo:font-size="14pt" officeooo:paragraph-rsid="001f9f3d" style:font-size-asian="14pt" style:font-size-complex="14pt"/>
    </style:style>
    <style:style style:name="P17" style:family="paragraph" style:parent-style-name="Standard">
      <style:paragraph-properties fo:margin-left="1cm" fo:margin-right="0cm" fo:text-indent="0cm" style:auto-text-indent="false"/>
      <style:text-properties fo:font-size="14pt" officeooo:paragraph-rsid="00238f04" style:font-size-asian="14pt" style:font-size-complex="14pt"/>
    </style:style>
    <style:style style:name="P18" style:family="paragraph" style:parent-style-name="Standard">
      <style:paragraph-properties fo:margin-left="1cm" fo:margin-right="0cm" fo:text-indent="0cm" style:auto-text-indent="false"/>
      <style:text-properties fo:font-size="14pt" officeooo:paragraph-rsid="00253bc4" style:font-size-asian="14pt" style:font-size-complex="14pt"/>
    </style:style>
    <style:style style:name="P19" style:family="paragraph" style:parent-style-name="Standard">
      <style:paragraph-properties fo:margin-left="1cm" fo:margin-right="0cm" fo:text-indent="0cm" style:auto-text-indent="false"/>
      <style:text-properties fo:font-size="14pt" officeooo:rsid="00253bc4" officeooo:paragraph-rsid="00253bc4" style:font-size-asian="14pt" style:font-size-complex="14pt"/>
    </style:style>
    <style:style style:name="T1" style:family="text">
      <style:text-properties officeooo:rsid="00186525"/>
    </style:style>
    <style:style style:name="T2" style:family="text">
      <style:text-properties officeooo:rsid="0018a167"/>
    </style:style>
    <style:style style:name="T3" style:family="text">
      <style:text-properties officeooo:rsid="001b74ef"/>
    </style:style>
    <style:style style:name="T4" style:family="text">
      <style:text-properties officeooo:rsid="001c291d"/>
    </style:style>
    <style:style style:name="T5" style:family="text">
      <style:text-properties officeooo:rsid="001f405a"/>
    </style:style>
    <style:style style:name="T6" style:family="text">
      <style:text-properties officeooo:rsid="001f9f3d"/>
    </style:style>
    <style:style style:name="T7" style:family="text">
      <style:text-properties officeooo:rsid="00238f04"/>
    </style:style>
    <style:style style:name="T8" style:family="text">
      <style:text-properties officeooo:rsid="0026e3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<text:span text:style-name="T1">prowadzenie.</text:span></text:p>
      <text:p text:style-name="P1"><text:tab/>1.1. Cel.</text:p>
      <text:p text:style-name="P1"><text:tab/>1.2. Zakres.</text:p>
      <text:p text:style-name="P1"><text:tab/>1.3. Definicje, akronimy i skróty.</text:p>
      <text:p text:style-name="P1"><text:tab/>1.4. Referencje, odsyłacze do innych dokumentów.</text:p>
      <text:p text:style-name="P1"><text:tab/>1.5. Krótki przegląd.</text:p>
      <text:p text:style-name="P1">2. Ogólny opis.</text:p>
      <text:p text:style-name="P1"><text:tab/>2.1. Walory użytkowe i przydatność projektowanego systemu.</text:p>
      <text:p text:style-name="P1"><text:tab/>2.2. Ogólne możliwości projektowanego systemu.</text:p>
      <text:p text:style-name="P1"><text:tab/>2.3. Ogólne ograniczenia.</text:p>
      <text:p text:style-name="P1"><text:tab/>2.4. Charakterystyka użytkowników.</text:p>
      <text:p text:style-name="P1"><text:tab/>2.5. Środowisko operacyjne.</text:p>
      <text:p text:style-name="P1"><text:tab/>2.6. Założenia i zależności.</text:p>
      <text:p text:style-name="P1">3. Specyficzne wymagania.</text:p>
      <text:p text:style-name="P1"><text:tab/>3.1. Wymagania funkcjonalne (funkcje systemu).</text:p>
      <text:p text:style-name="P1"><text:tab/>3.2. Wymagania niefunkcjonalne (ograniczenia).</text:p>
      <text:p text:style-name="P2">4. Dodatki.</text:p>
      <text:p text:style-name="P2"><text:tab/>4.1. Harmonogram prac nad projekte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1. W<text:span text:style-name="T1">prowadzenie.</text:span></text:p>
      <text:p text:style-name="P5">1.1. Cel.</text:p>
      <text:p text:style-name="P7"><text:span text:style-name="T2">Dokument ten opisuje wymagania jakie ma spełnić oprogramowanie i jego funkcję.</text:span></text:p>
      <text:p text:style-name="P8"><text:span text:style-name="T3">Dokument</text:span> przeznaczony dla programistów, testerów i użytkowników. </text:p>
      <text:p text:style-name="P5">1.2. Zakres.</text:p>
      <text:p text:style-name="P9">Produkt będzie szyfrował tekst w celu ochrony danych. <text:s/>Ze względu na liczne ataki hakerów i ataki na prywatność użytkownika, aplikacja <text:span text:style-name="T5">okaże się przydatnym oprogramowaniem.</text:span> </text:p>
      <text:p text:style-name="P9"><text:span text:style-name="T3">P</text:span>owstaje z myślą o osobach prywatnych chcących wykorzystać szyfrowanie w celach bezpieczeństwa bądź rozrywkowych.</text:p>
      <text:p text:style-name="P5">1.3. Definicje, akronimy i skróty.</text:p>
      <text:p text:style-name="P10">RSA - Algorytm Rivesta-Shamira-Adlemana – <text:span text:style-name="T4">popularny algorytm kryptograficzny używający dwóch kluczy: klucz publiczny (szyfrujący) i klucz prywatny (deszyfrujący).</text:span></text:p>
      <text:p text:style-name="P10"><text:span text:style-name="T4">Plik txt - plik tekstowy.</text:span></text:p>
      <text:p text:style-name="P14">Szyfrowanie / Kodowanie - zapisywanie informacji za pomocą szyfru / kodu.</text:p>
      <text:p text:style-name="P14">Deszyfracja / Odkodowanie - odczytywanie informacji zapisanej za pomocą szyfru / kodu.</text:p>
      <text:p text:style-name="P5">1.4. Referencje, odsyłacze do innych dokumentów.</text:p>
      <text:p text:style-name="P11"><text:span text:style-name="T5">N</text:span>ie dotyczy.</text:p>
      <text:p text:style-name="P5">1.5. Krótki przegląd.</text:p>
      <text:p text:style-name="P11">W rozdziale 2 został przedstawiony opis oprogramowania. </text:p>
      <text:p text:style-name="P11">W rozdziale 3 przedstawione są funkcjonalności oprogramowania.</text:p>
      <text:p text:style-name="P12">W dodatkach przedstawiony będzie harmonogram do projektu.</text:p>
      <text:p text:style-name="P5"/>
      <text:p text:style-name="P4">2. Ogólny opis.</text:p>
      <text:p text:style-name="P6">2.1. Walory użytkowe i przydatność projektowanego systemu</text:p>
      <text:p text:style-name="P13">Program ma być w stanie skutecznie zabezpieczyć tekst przed niepowołanymi odbiorcami. <text:span text:style-name="T6">Szyfrując algorytmem RSA</text:span> <text:span text:style-name="T6">p</text:span>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<text:span text:style-name="T6">być </text:span>spokojny o swoje dane.</text:p>
      <text:p text:style-name="P6">2.2. Ogólne możliwości projektowanego systemu.</text:p>
      <text:p text:style-name="P15">-<text:span text:style-name="T7">Wytworzenie pary kluczy (klucza prywatnego i publicznego).</text:span></text:p>
      <text:p text:style-name="P15">-<text:span text:style-name="T7">Szyfrowanie wprowadzonego teksu za pomocą klucza publicznego.</text:span></text:p>
      <text:p text:style-name="P16">-<text:span text:style-name="T7">Szyfrowanie pliku txt za pomocą klucza publicznego.</text:span></text:p>
      <text:p text:style-name="P17">-<text:span text:style-name="T7">Deszyfrowanie wprowadzonego teksu za pomocą klucza prywatnego.</text:span></text:p>
      <text:p text:style-name="P18">-<text:span text:style-name="T7">Deszyfrowanie pliku txt za pomocą klucza prywatnego.</text:span></text:p>
      <text:p text:style-name="P5">2.3. Ogólne ograniczenia.</text:p>
      <text:p text:style-name="P19">-Liczby pierwsze użyte do wytworzenia kluczy muszą być usunięte.</text:p>
      <text:p text:style-name="P19">-Klucz prywatny musi być zabezpieczony.</text:p>
      <text:p text:style-name="P19">-<text:span text:style-name="T8">Obliczenia wykonywane przy szyfrowaniu i deszyfrowaniu muszą być w zasięgu sprzętu na którym są wykonywane (dzisiejsze komputery).</text:span></text:p>
      <text:p text:style-name="P5"><text:soft-page-break/>2.4. Charakterystyka użytkowników.</text:p>
      <text:p text:style-name="P5">2.5. Środowisko operacyjne.</text:p>
      <text:p text:style-name="P5">2.6. Założenia i zależności.</text:p>
      <text:p text:style-name="P4">3. Specyficzne wymagania.</text:p>
      <text:p text:style-name="P4"><text:tab/>3.1. Wymagania funkcjonalne (funkcje systemu).</text:p>
      <text:p text:style-name="P4"><text:tab/>3.2. Wymagania niefunkcjonalne (ograniczenia).</text:p>
      <text:p text:style-name="P3">4. Dodatki.</text:p>
      <text:p text:style-name="P3"><text:tab/>4.1. Harmonogram prac nad projek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51:13.297000000</meta:creation-date>
    <dc:date>2018-11-15T18:56:14.123000000</dc:date>
    <meta:editing-duration>PT18M40S</meta:editing-duration>
    <meta:editing-cycles>4</meta:editing-cycles>
    <meta:generator>LibreOffice/6.0.4.2$Windows_x86 LibreOffice_project/9b0d9b32d5dcda91d2f1a96dc04c645c450872bf</meta:generator>
    <meta:document-statistic meta:table-count="0" meta:image-count="0" meta:object-count="0" meta:page-count="3" meta:paragraph-count="57" meta:word-count="382" meta:character-count="2990" meta:non-whitespace-character-count="2642"/>
  </office:meta>
</office:document-meta>
</file>